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officeooo:paragraph-rsid="0032cd29"/>
    </style:style>
    <style:style style:name="P4" style:family="paragraph" style:parent-style-name="Standard">
      <style:text-properties officeooo:paragraph-rsid="00394b52"/>
    </style:style>
    <style:style style:name="P5" style:family="paragraph" style:parent-style-name="Standard">
      <style:text-properties officeooo:paragraph-rsid="003d477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ff"/>
    </style:style>
    <style:style style:name="T3" style:family="text">
      <style:text-properties style:text-underline-style="none" officeooo:rsid="001f42ec"/>
    </style:style>
    <style:style style:name="T4" style:family="text">
      <style:text-properties style:text-underline-style="none" officeooo:rsid="0020dc2e"/>
    </style:style>
    <style:style style:name="T5" style:family="text">
      <style:text-properties style:text-underline-style="none" officeooo:rsid="001676ff"/>
    </style:style>
    <style:style style:name="T6" style:family="text">
      <style:text-properties style:text-underline-style="none" officeooo:rsid="002dbf74"/>
    </style:style>
    <style:style style:name="T7" style:family="text">
      <style:text-properties style:text-underline-style="none" officeooo:rsid="002dbf74" loext:padding="0cm" loext:border="none"/>
    </style:style>
    <style:style style:name="T8" style:family="text">
      <style:text-properties style:text-underline-style="none" officeooo:rsid="0030ea02"/>
    </style:style>
    <style:style style:name="T9" style:family="text">
      <style:text-properties style:text-underline-style="none" officeooo:rsid="0024c5a3"/>
    </style:style>
    <style:style style:name="T10" style:family="text">
      <style:text-properties style:text-underline-style="none" officeooo:rsid="002e00ae"/>
    </style:style>
    <style:style style:name="T11" style:family="text">
      <style:text-properties style:text-underline-style="none" officeooo:rsid="002e00ae" loext:padding="0cm" loext:border="none"/>
    </style:style>
    <style:style style:name="T12" style:family="text">
      <style:text-properties style:text-underline-style="none" officeooo:rsid="0036d4fa"/>
    </style:style>
    <style:style style:name="T13" style:family="text">
      <style:text-properties style:text-underline-style="none" officeooo:rsid="003acf78" loext:padding="0cm" loext:border="none"/>
    </style:style>
    <style:style style:name="T14" style:family="text">
      <style:text-properties style:text-underline-style="none" officeooo:rsid="003d4774"/>
    </style:style>
    <style:style style:name="T15" style:family="text">
      <style:text-properties style:text-underline-style="none" officeooo:rsid="003d4774" loext:padding="0cm" loext:border="none"/>
    </style:style>
    <style:style style:name="T16" style:family="text">
      <style:text-properties style:text-underline-style="none" officeooo:rsid="0040f9da"/>
    </style:style>
    <style:style style:name="T17" style:family="text">
      <style:text-properties style:text-underline-style="none" officeooo:rsid="0040f9da" loext:padding="0cm" loext:border="none"/>
    </style:style>
    <style:style style:name="T18" style:family="text">
      <style:text-properties officeooo:rsid="0020dc2e"/>
    </style:style>
    <style:style style:name="T19" style:family="text">
      <style:text-properties officeooo:rsid="00217616"/>
    </style:style>
    <style:style style:name="T20" style:family="text">
      <style:text-properties officeooo:rsid="00265c1b"/>
    </style:style>
    <style:style style:name="T21" style:family="text">
      <style:text-properties officeooo:rsid="0028d42a"/>
    </style:style>
    <style:style style:name="T22" style:family="text">
      <style:text-properties officeooo:rsid="003a8407"/>
    </style:style>
    <style:style style:name="T23" style:family="text">
      <style:text-properties officeooo:rsid="003d4774"/>
    </style:style>
    <style:style style:name="T24" style:family="text">
      <style:text-properties fo:color="#000000" loext:opacity="100%" style:text-underline-style="none" officeooo:rsid="0024c5a3" fo:background-color="#ffffff" loext:char-shading-value="0"/>
    </style:style>
    <style:style style:name="T25" style:family="text">
      <style:text-properties fo:color="#000000" loext:opacity="100%" style:text-underline-style="none" officeooo:rsid="0040f9da" fo:background-color="#ffffff" loext:char-shading-value="0"/>
    </style:style>
    <style:style style:name="T26" style:family="text">
      <style:text-properties officeooo:rsid="0040f9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22">2</text:span><text:span text:style-name="T26">4</text:span>/05/2024 de <text:span text:style-name="T26">8</text:span><text:span text:style-name="T21">h</text:span><text:span text:style-name="T26">30</text:span><text:span text:style-name="T18"> </text:span>à <text:span text:style-name="T20">1</text:span><text:span text:style-name="T26">0</text:span><text:span text:style-name="T19">h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3"><text:span text:style-name="T2">tâche réalisée:</text:span><text:span text:style-name="T5"> </text:span><text:span text:style-name="T3">Alexis : </text:span><text:span text:style-name="T4">continue de</text:span><text:span text:style-name="T3"> travaille</text:span><text:span text:style-name="T4">r</text:span><text:span text:style-name="T3"> sur l</text:span><text:span text:style-name="T6">e modèle et contrôleur</text:span><text:span text:style-name="T3"> de l’application 1 </text:span><text:span text:style-name="T6">(</text:span><text:span text:style-name="T7">l'affichage la grille </text:span><text:span text:style-name="T13">et faire bouger le quadrillage </text:span><text:span text:style-name="T15">(ajustement de la taille du quadrillage)</text:span><text:span text:style-name="T6">)</text:span></text:p>
      <text:p text:style-name="P5"><text:span text:style-name="T3"><text:tab/><text:tab/>Romain L : travaille</text:span><text:span text:style-name="T4">r</text:span><text:span text:style-name="T3"> sur le </text:span><text:span text:style-name="T10">vue </text:span><text:span text:style-name="T12">et le modèle</text:span><text:span text:style-name="T3"> de l’application </text:span><text:span text:style-name="T16">2</text:span><text:span text:style-name="T3"> </text:span><text:span text:style-name="T10">(</text:span><text:span text:style-name="T17">MVC</text:span><text:span text:style-name="T10"> ) </text:span></text:p>
      <text:p text:style-name="P4"><text:span text:style-name="T3"><text:tab/><text:tab/>Romain S : </text:span><text:span text:style-name="T4">continue de</text:span><text:span text:style-name="T3"> travaille</text:span><text:span text:style-name="T4">r</text:span><text:span text:style-name="T3"> sur </text:span><text:span text:style-name="T8">l’affichage</text:span><text:span text:style-name="T3"> </text:span><text:span text:style-name="T14">de l’application </text:span><text:span text:style-name="T16">2</text:span><text:span text:style-name="T9">(</text:span></text:p>
      <text:p text:style-name="P4"><text:span text:style-name="T25">choisir un fichier</text:span><text:span text:style-name="T9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24T09:56:49.056000000</dc:date>
    <meta:editing-duration>PT3H6M37S</meta:editing-duration>
    <meta:editing-cycles>3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75" meta:character-count="473" meta:non-whitespace-character-count="391"/>
  </office:meta>
</office:document-meta>
</file>